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padding-top="0.124cm" fo:padding-bottom="0.124cm" fo:padding-left="0.249cm" fo:padding-right="0.249cm"/>
    </style:style>
    <style:style style:name="gr2" style:family="graphic" style:parent-style-name="standard">
      <style:graphic-properties svg:stroke-width="0.05cm" svg:stroke-color="#ff0000" draw:marker-start-width="0.379cm" draw:marker-end-width="0.379cm" draw:textarea-horizontal-align="center" draw:textarea-vertical-align="middle" fo:padding-top="0.149cm" fo:padding-bottom="0.149cm" fo:padding-left="0.274cm" fo:padding-right="0.274cm"/>
    </style:style>
    <style:style style:name="gr3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209cm" fo:min-width="1.294cm" fo:padding-top="0.124cm" fo:padding-bottom="0.124cm" fo:padding-left="0.249cm" fo:padding-right="0.249cm"/>
    </style:style>
    <style:style style:name="gr5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471cm" fo:padding-top="0.124cm" fo:padding-bottom="0.124cm" fo:padding-left="0.249cm" fo:padding-right="0.249cm"/>
    </style:style>
    <style:style style:name="gr6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827cm" fo:padding-top="0.124cm" fo:padding-bottom="0.124cm" fo:padding-left="0.249cm" fo:padding-right="0.249cm"/>
    </style:style>
    <style:style style:name="gr7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743cm" fo:padding-top="0.124cm" fo:padding-bottom="0.124cm" fo:padding-left="0.249cm" fo:padding-right="0.249cm"/>
    </style:style>
    <style:style style:name="gr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9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95cm" fo:padding-top="0.124cm" fo:padding-bottom="0.124cm" fo:padding-left="0.249cm" fo:padding-right="0.249cm"/>
    </style:style>
    <style:style style:name="gr1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026cm" fo:padding-top="0.124cm" fo:padding-bottom="0.124cm" fo:padding-left="0.249cm" fo:padding-right="0.249cm"/>
    </style:style>
    <style:style style:name="gr1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029cm" fo:min-width="1.707cm" fo:padding-top="0.124cm" fo:padding-bottom="0.124cm" fo:padding-left="0.249cm" fo:padding-right="0.249cm"/>
    </style:style>
    <style:style style:name="gr1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76cm" fo:padding-top="0.124cm" fo:padding-bottom="0.124cm" fo:padding-left="0.249cm" fo:padding-right="0.249cm"/>
    </style:style>
    <style:style style:name="gr1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627cm" fo:padding-top="0.124cm" fo:padding-bottom="0.124cm" fo:padding-left="0.249cm" fo:padding-right="0.249cm"/>
    </style:style>
    <style:style style:name="gr1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55cm" fo:padding-top="0.124cm" fo:padding-bottom="0.124cm" fo:padding-left="0.249cm" fo:padding-right="0.249cm"/>
    </style:style>
    <style:style style:name="gr15" style:family="graphic" style:parent-style-name="standard">
      <style:graphic-properties draw:stroke="dash" draw:stroke-dash="Ultrafine_20_2_20_Dots_20_3_20_Dashes" draw:marker-end="Arrow" draw:marker-end-width="0.203cm"/>
    </style:style>
    <style:style style:name="gr16" style:family="graphic" style:parent-style-name="standard">
      <style:graphic-properties draw:stroke="dash" draw:stroke-dash="Ultrafine_20_2_20_Dots_20_3_20_Dashes"/>
    </style:style>
    <style:style style:name="gr17" style:family="graphic" style:parent-style-name="standard">
      <style:graphic-properties draw:stroke="dash" draw:stroke-dash="Fine_20_Dotted" draw:marker-end="Arrow" draw:marker-end-width="0.203cm"/>
    </style:style>
    <style:style style:name="gr1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19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2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707cm" fo:padding-top="0.124cm" fo:padding-bottom="0.124cm" fo:padding-left="0.249cm" fo:padding-right="0.249cm"/>
    </style:style>
    <style:style style:name="gr21" style:family="graphic" style:parent-style-name="standard">
      <style:graphic-properties draw:stroke="dash" draw:stroke-dash="_32__20_Dots_20_1_20_Dash"/>
    </style:style>
    <style:style style:name="gr2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198cm" fo:min-width="1.513cm" fo:padding-top="0.124cm" fo:padding-bottom="0.124cm" fo:padding-left="0.249cm" fo:padding-right="0.249cm"/>
    </style:style>
    <style:style style:name="gr2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513cm" fo:padding-top="0.124cm" fo:padding-bottom="0.124cm" fo:padding-left="0.249cm" fo:padding-right="0.249cm"/>
    </style:style>
    <style:style style:name="gr2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62cm" fo:min-width="2.601cm" fo:padding-top="0.124cm" fo:padding-bottom="0.124cm" fo:padding-left="0.249cm" fo:padding-right="0.2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9pt" style:font-size-complex="9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 style:font-size-asian="14pt" style:font-size-complex="14pt"/>
    </style:style>
    <style:style style:name="T1" style:family="text">
      <style:text-properties fo:font-size="8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562cm" svg:height="0.857cm" svg:x="18.164cm" svg:y="2.438cm">
          <text:p text:style-name="P1"><text:span text:style-name="T1">ProtoMeta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draw:type="curve" svg:x1="18.164cm" svg:y1="2.866cm" svg:x2="19.444cm" svg:y2="2.438cm" draw:start-shape="id1" draw:start-glue-point="6" draw:end-shape="id1" draw:end-glue-point="4" svg:d="m18164 2866c-750 0-625-465-118-760s1398-419 1398 332">
          <text:p/>
        </draw:connector>
        <draw:connector draw:style-name="gr3" draw:text-style-name="P3" draw:layer="layout" draw:type="curve" svg:x1="18.164cm" svg:y1="2.866cm" svg:x2="19.444cm" svg:y2="2.438cm" draw:start-shape="id1" draw:start-glue-point="6" draw:end-shape="id1" draw:end-glue-point="4" svg:d="m18164 2866c-750 0-625-465-118-760s1398-419 1398 332">
          <text:p/>
        </draw:connector>
        <draw:custom-shape draw:style-name="gr4" draw:text-style-name="P4" draw:id="id2" draw:layer="layout" svg:width="3.653cm" svg:height="0.857cm" svg:x="16.232cm" svg:y="5.214cm">
          <text:p text:style-name="P1"><text:span text:style-name="T2">ClassSeparation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draw:line-skew="0.456cm" svg:x1="18.058cm" svg:y1="5.214cm" svg:x2="19.445cm" svg:y2="3.295cm" draw:start-shape="id2" draw:start-glue-point="4" draw:end-shape="id1" svg:d="m18058 5214c0-757 1387 202 1387-1919">
          <text:p/>
        </draw:connector>
        <draw:custom-shape draw:style-name="gr5" draw:text-style-name="P2" draw:id="id3" draw:layer="layout" svg:width="3.005cm" svg:height="0.915cm" svg:x="11.151cm" svg:y="7.341cm">
          <text:p text:style-name="P1"><text:span text:style-name="T1">Proto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2.653cm" svg:y1="7.341cm" svg:x2="16.765cm" svg:y2="5.945cm" draw:start-shape="id3" draw:start-glue-point="4" draw:end-shape="id2" draw:end-glue-point="7" svg:d="m12653 7341c0-954 4112-256 4112-1396">
          <text:p/>
        </draw:connector>
        <draw:custom-shape draw:style-name="gr6" draw:text-style-name="P2" draw:id="id4" draw:layer="layout" svg:width="3.293cm" svg:height="0.915cm" svg:x="16.061cm" svg:y="7.341cm">
          <text:p text:style-name="P1"><text:span text:style-name="T1">ProtoAttribut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7.707cm" svg:y1="7.341cm" svg:x2="16.765cm" svg:y2="5.945cm" draw:start-shape="id4" draw:start-glue-point="4" draw:end-shape="id2" draw:end-glue-point="7" svg:d="m17707 7341c0-853-942-156-942-1396">
          <text:p/>
        </draw:connector>
        <draw:custom-shape draw:style-name="gr7" draw:text-style-name="P2" draw:id="id5" draw:layer="layout" svg:width="3.175cm" svg:height="0.915cm" svg:x="22.483cm" svg:y="9.601cm">
          <text:p text:style-name="P1"><text:span text:style-name="T1">Inheritanc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07cm" svg:y1="9.601cm" svg:x2="19.349cm" svg:y2="5.945cm" draw:start-shape="id5" draw:start-glue-point="4" draw:end-shape="id2" draw:end-glue-point="9" svg:d="m24070 9601c0-2548-4721-721-4721-3656">
          <text:p/>
        </draw:connector>
        <draw:connector draw:style-name="gr3" draw:text-style-name="P3" draw:layer="layout" draw:type="curve" svg:x1="24.07cm" svg:y1="9.601cm" svg:x2="19.349cm" svg:y2="5.945cm" draw:start-shape="id5" draw:start-glue-point="4" draw:end-shape="id2" draw:end-glue-point="9" svg:d="m24070 9601c0-2548-4721-721-4721-3656">
          <text:p/>
        </draw:connector>
        <draw:custom-shape draw:style-name="gr9" draw:text-style-name="P2" draw:id="id6" draw:layer="layout" svg:width="3.533cm" svg:height="0.915cm" svg:x="22.108cm" svg:y="12.275cm">
          <text:p text:style-name="P1"><text:span text:style-name="T1">ClassMethod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123cm" svg:y1="12.408cm" svg:x2="25.192cm" svg:y2="10.381cm" draw:start-shape="id6" draw:start-glue-point="11" draw:end-shape="id5" draw:end-glue-point="9" svg:d="m25123 12408c0-1521 69-508 69-2027">
          <text:p/>
        </draw:connector>
        <draw:connector draw:style-name="gr3" draw:text-style-name="P3" draw:layer="layout" draw:type="curve" svg:x1="22.624cm" svg:y1="12.408cm" svg:x2="22.946cm" svg:y2="10.381cm" draw:start-shape="id6" draw:start-glue-point="5" draw:end-shape="id5" draw:end-glue-point="7" svg:d="m22624 12408c0-1521 322-508 322-2027">
          <text:p/>
        </draw:connector>
        <draw:custom-shape draw:style-name="gr10" draw:text-style-name="P2" draw:id="id7" draw:layer="layout" svg:width="4.013cm" svg:height="0.915cm" svg:x="10.313cm" svg:y="12.421cm">
          <text:p text:style-name="P1"><text:span text:style-name="T1">Proto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2.318cm" svg:y1="12.421cm" svg:x2="12.653cm" svg:y2="8.256cm" draw:start-shape="id7" draw:start-glue-point="4" draw:end-shape="id3" svg:d="m12318 12421c0-3024 335-942 335-4165">
          <text:p/>
        </draw:connector>
        <draw:connector draw:style-name="gr3" draw:text-style-name="P3" draw:layer="layout" draw:type="curve" svg:x1="13.738cm" svg:y1="12.554cm" svg:x2="22.946cm" svg:y2="10.381cm" draw:start-shape="id7" draw:start-glue-point="11" draw:end-shape="id5" draw:end-glue-point="7" svg:d="m13738 12554c0-1630 9208-544 9208-2173">
          <text:p/>
        </draw:connector>
        <draw:custom-shape draw:style-name="gr11" draw:text-style-name="P2" draw:id="id8" draw:layer="layout" svg:width="3.123cm" svg:height="0.857cm" svg:x="1.076cm" svg:y="26.594cm">
          <text:p text:style-name="P1"><text:span text:style-name="T1">Attribut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3.74cm" svg:y1="26.718cm" svg:x2="16.387cm" svg:y2="19.418cm" draw:start-shape="id8" draw:start-glue-point="11" draw:end-shape="id9" draw:end-glue-point="8" svg:d="m3740 26718c0-5569 12647-1920 12647-7300">
          <text:p/>
        </draw:connector>
        <draw:connector draw:style-name="gr3" draw:text-style-name="P3" draw:layer="layout" draw:type="curve" svg:x1="1.532cm" svg:y1="26.718cm" svg:x2="23.053cm" svg:y2="25.464cm" draw:start-shape="id8" draw:start-glue-point="5" draw:end-shape="id10" draw:end-glue-point="7" svg:d="m1532 26718c0-964 21521-338 21521-1254">
          <text:p/>
        </draw:connector>
        <draw:custom-shape draw:style-name="gr12" draw:text-style-name="P2" draw:id="id11" draw:layer="layout" svg:width="3.506cm" svg:height="0.915cm" svg:x="22.131cm" svg:y="14.192cm">
          <text:p text:style-name="P1"><text:span text:style-name="T1">Handler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123cm" svg:y1="14.325cm" svg:x2="25.123cm" svg:y2="13.055cm" draw:start-shape="id11" draw:start-glue-point="11" draw:end-shape="id6" draw:end-glue-point="9" svg:d="m25123 14325v-1270">
          <text:p/>
        </draw:connector>
        <draw:connector draw:style-name="gr3" draw:text-style-name="P3" draw:layer="layout" draw:type="curve" svg:x1="22.643cm" svg:y1="14.325cm" svg:x2="22.624cm" svg:y2="13.055cm" draw:start-shape="id11" draw:start-glue-point="5" draw:end-shape="id6" draw:end-glue-point="7" svg:d="m22643 14325c0-1053-19-418-19-1270">
          <text:p/>
        </draw:connector>
        <draw:custom-shape draw:style-name="gr13" draw:text-style-name="P2" draw:id="id9" draw:layer="layout" svg:width="4.955cm" svg:height="0.915cm" svg:x="13.91cm" svg:y="18.637cm">
          <text:p text:style-name="P1"><text:span text:style-name="T1">AdvancedProtoAttribut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8.139cm" svg:y1="18.77cm" svg:x2="17.707cm" svg:y2="8.256cm" draw:start-shape="id9" draw:start-glue-point="11" draw:end-shape="id4" draw:end-glue-point="8" svg:d="m18139 18770c0-8088-432-2831-432-10514">
          <text:p/>
        </draw:connector>
        <draw:connector draw:style-name="gr3" draw:text-style-name="P3" draw:layer="layout" draw:type="curve" svg:x1="14.634cm" svg:y1="18.77cm" svg:x2="22.643cm" svg:y2="14.972cm" draw:start-shape="id9" draw:start-glue-point="5" draw:end-shape="id11" draw:end-glue-point="7" svg:d="m14634 18770c0-2848 8009-950 8009-3798">
          <text:p/>
        </draw:connector>
        <draw:custom-shape draw:style-name="gr14" draw:text-style-name="P2" draw:id="id12" draw:layer="layout" svg:width="3.475cm" svg:height="0.915cm" svg:x="22.157cm" svg:y="21.177cm">
          <text:p text:style-name="P1"><text:span text:style-name="T1">Role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122cm" svg:y1="21.31cm" svg:x2="25.035cm" svg:y2="19.429cm" draw:start-shape="id12" draw:start-glue-point="11" draw:end-shape="id13" draw:end-glue-point="9" svg:d="m25122 21310c0-1411-87-471-87-1881">
          <text:p/>
        </draw:connector>
        <draw:connector draw:style-name="gr3" draw:text-style-name="P3" draw:layer="layout" draw:type="curve" svg:x1="22.664cm" svg:y1="21.31cm" svg:x2="22.577cm" svg:y2="19.429cm" draw:start-shape="id12" draw:start-glue-point="5" draw:end-shape="id13" draw:end-glue-point="7" svg:d="m22664 21310c0-1411-87-471-87-1881">
          <text:p/>
        </draw:connector>
        <draw:custom-shape draw:style-name="gr13" draw:text-style-name="P2" draw:id="id14" draw:layer="layout" svg:width="4.427cm" svg:height="0.915cm" svg:x="26.375cm" svg:y="23.082cm">
          <text:p text:style-name="P1"><text:span text:style-name="T1">Proto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30.153cm" svg:y1="23.215cm" svg:x2="25.122cm" svg:y2="21.957cm" draw:start-shape="id14" draw:start-glue-point="11" draw:end-shape="id12" draw:end-glue-point="9" svg:d="m30153 23215c0-943-5031-315-5031-1258">
          <text:p/>
        </draw:connector>
        <draw:connector draw:style-name="gr3" draw:text-style-name="P3" draw:layer="layout" draw:type="curve" svg:x1="27.021cm" svg:y1="23.215cm" svg:x2="22.664cm" svg:y2="21.957cm" draw:start-shape="id14" draw:start-glue-point="5" draw:end-shape="id12" draw:end-glue-point="7" svg:d="m27021 23215c0-943-4357-315-4357-1258">
          <text:p/>
        </draw:connector>
        <draw:custom-shape draw:style-name="gr14" draw:text-style-name="P2" draw:id="id13" draw:layer="layout" svg:width="3.475cm" svg:height="0.915cm" svg:x="22.07cm" svg:y="18.649cm">
          <text:p text:style-name="P1"><text:span text:style-name="T1">ProtoModu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2.577cm" svg:y1="18.782cm" svg:x2="22.643cm" svg:y2="14.972cm" draw:start-shape="id13" draw:start-glue-point="5" draw:end-shape="id11" draw:end-glue-point="7" svg:d="m22577 18782c0-2757 66-852 66-3810">
          <text:p/>
        </draw:connector>
        <draw:custom-shape draw:style-name="gr13" draw:text-style-name="P2" draw:id="id10" draw:layer="layout" svg:width="4.427cm" svg:height="0.915cm" svg:x="21.946cm" svg:y="24.778cm">
          <text:p text:style-name="P1"><text:span text:style-name="T1">Meta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724cm" svg:y1="24.911cm" svg:x2="25.122cm" svg:y2="21.957cm" draw:start-shape="id10" draw:start-glue-point="11" draw:end-shape="id12" draw:end-glue-point="9" svg:d="m25724 24911c0-2215-602-739-602-2954">
          <text:p/>
        </draw:connector>
        <draw:connector draw:style-name="gr3" draw:text-style-name="P3" draw:layer="layout" draw:type="curve" svg:x1="22.592cm" svg:y1="24.911cm" svg:x2="22.664cm" svg:y2="21.957cm" draw:start-shape="id10" draw:start-glue-point="5" draw:end-shape="id12" draw:end-glue-point="7" svg:d="m22592 24911c0-2215 72-739 72-2954">
          <text:p/>
        </draw:connector>
        <draw:custom-shape draw:style-name="gr13" draw:text-style-name="P2" draw:id="id15" draw:layer="layout" svg:width="4.427cm" svg:height="0.915cm" svg:x="14.979cm" svg:y="29.711cm">
          <text:p text:style-name="P1"><text:span text:style-name="T1">TypeConstrain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7.192cm" svg:y1="29.711cm" svg:x2="22.592cm" svg:y2="25.558cm" draw:start-shape="id15" draw:start-glue-point="4" draw:end-shape="id10" draw:end-glue-point="7" svg:d="m17192 29711c0-3015 5400-939 5400-4153">
          <text:p/>
        </draw:connector>
        <draw:custom-shape draw:style-name="gr13" draw:text-style-name="P2" draw:id="id16" draw:layer="layout" svg:width="4.427cm" svg:height="0.915cm" svg:x="8.85cm" svg:y="29.588cm">
          <text:p text:style-name="P1"><text:span text:style-name="T1">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2.628cm" svg:y1="29.721cm" svg:x2="12.318cm" svg:y2="13.336cm" draw:start-shape="id16" draw:start-glue-point="11" draw:end-shape="id7" draw:end-glue-point="8" svg:d="m12628 29721c0-12390-310-4198-310-16385">
          <text:p/>
        </draw:connector>
        <draw:connector draw:style-name="gr3" draw:text-style-name="P3" draw:layer="layout" draw:type="curve" svg:x1="9.496cm" svg:y1="29.721cm" svg:x2="22.592cm" svg:y2="25.558cm" draw:start-shape="id16" draw:start-glue-point="5" draw:end-shape="id10" draw:end-glue-point="7" svg:d="m9496 29721c0-3123 13096-1042 13096-4163">
          <text:p/>
        </draw:connector>
        <draw:custom-shape draw:style-name="gr13" draw:text-style-name="P2" draw:id="id17" draw:layer="layout" svg:width="4.427cm" svg:height="0.915cm" svg:x="3.77cm" svg:y="29.588cm">
          <text:p text:style-name="P1"><text:span text:style-name="T1">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draw:line-skew="-5.936cm" svg:x1="7.548cm" svg:y1="29.721cm" svg:x2="12.653cm" svg:y2="8.256cm" draw:start-shape="id17" draw:start-glue-point="11" draw:end-shape="id3" draw:end-glue-point="8" svg:d="m7548 29721c0-25003 5105-14271 5105-21465">
          <text:p/>
        </draw:connector>
        <draw:connector draw:style-name="gr3" draw:text-style-name="P3" draw:layer="layout" draw:type="curve" svg:x1="4.416cm" svg:y1="29.721cm" svg:x2="22.592cm" svg:y2="25.558cm" draw:start-shape="id17" draw:start-glue-point="5" draw:end-shape="id10" draw:end-glue-point="7" svg:d="m4416 29721c0-3123 18176-1042 18176-4163">
          <text:p/>
        </draw:connector>
        <draw:custom-shape draw:style-name="gr13" draw:text-style-name="P2" draw:id="id18" draw:layer="layout" svg:width="4.427cm" svg:height="0.915cm" svg:x="21.946cm" svg:y="31.896cm">
          <text:p text:style-name="P1"><text:span text:style-name="T1">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724cm" svg:y1="32.029cm" svg:x2="25.724cm" svg:y2="25.558cm" draw:start-shape="id18" draw:start-glue-point="11" draw:end-shape="id10" draw:end-glue-point="9" svg:d="m25724 32029v-6471">
          <text:p/>
        </draw:connector>
        <draw:connector draw:style-name="gr3" draw:text-style-name="P3" draw:layer="layout" draw:type="curve" svg:x1="22.592cm" svg:y1="32.029cm" svg:x2="22.592cm" svg:y2="25.558cm" draw:start-shape="id18" draw:start-glue-point="5" draw:end-shape="id10" draw:end-glue-point="7" svg:d="m22592 32029v-6471">
          <text:p/>
        </draw:connector>
        <draw:connector draw:style-name="gr15" draw:text-style-name="P3" draw:layer="layout" draw:type="curve" svg:x1="19.354cm" svg:y1="7.798cm" svg:x2="22.483cm" svg:y2="10.058cm" draw:start-shape="id4" draw:start-glue-point="10" draw:end-shape="id5" draw:end-glue-point="6" svg:d="m19354 7798c2332 0 768 2260 3129 2260">
          <text:p/>
        </draw:connector>
        <draw:connector draw:style-name="gr16" draw:layer="layout" draw:type="curve" draw:line-skew="-2.721cm" svg:x1="14.156cm" svg:y1="7.798cm" svg:x2="22.483cm" svg:y2="10.058cm" draw:start-shape="id3" draw:start-glue-point="10" draw:end-shape="id5" draw:end-glue-point="6" svg:d="m14156 7798c2512 0-1651 2260 8327 2260">
          <text:p/>
        </draw:connector>
        <draw:connector draw:style-name="gr17" draw:text-style-name="P3" draw:layer="layout" draw:type="curve" svg:x1="14.324cm" svg:y1="12.878cm" svg:x2="22.108cm" svg:y2="12.732cm" draw:start-shape="id7" draw:start-glue-point="10" draw:end-shape="id6" draw:end-glue-point="6" svg:d="m14324 12878c5785 0 1894-146 7784-146">
          <text:p/>
        </draw:connector>
        <draw:connector draw:style-name="gr15" draw:text-style-name="P3" draw:layer="layout" draw:type="curve" svg:x1="18.865cm" svg:y1="19.094cm" svg:x2="22.07cm" svg:y2="19.106cm" draw:start-shape="id9" draw:start-glue-point="10" draw:end-shape="id13" draw:end-glue-point="6" svg:d="m18865 19094c2785 0 1183 12 3205 12">
          <text:p/>
        </draw:connector>
        <draw:connector draw:style-name="gr15" draw:text-style-name="P3" draw:layer="layout" draw:type="curve" svg:x1="4.199cm" svg:y1="27.022cm" svg:x2="21.946cm" svg:y2="25.235cm" draw:start-shape="id8" draw:start-glue-point="10" draw:end-shape="id10" draw:end-glue-point="6" svg:d="m4199 27022c13797 0 4924-1787 17747-1787">
          <text:p/>
        </draw:connector>
        <draw:connector draw:style-name="gr15" draw:text-style-name="P3" draw:layer="layout" draw:type="curve" svg:x1="12.628cm" svg:y1="29.721cm" svg:x2="21.946cm" svg:y2="25.235cm" draw:start-shape="id16" draw:start-glue-point="11" draw:end-shape="id10" draw:end-glue-point="6" svg:d="m12628 29721c0-2991 3106-4486 9318-4486">
          <text:p/>
        </draw:connector>
        <draw:connector draw:style-name="gr15" draw:text-style-name="P3" draw:layer="layout" draw:type="curve" svg:x1="7.548cm" svg:y1="29.721cm" svg:x2="21.946cm" svg:y2="25.235cm" draw:start-shape="id17" draw:start-glue-point="11" draw:end-shape="id10" draw:end-glue-point="6" svg:d="m7548 29721c0-2991 4799-4486 14398-4486">
          <text:p/>
        </draw:connector>
        <draw:connector draw:style-name="gr18" draw:text-style-name="P6" draw:layer="layout" draw:type="curve" svg:x1="2.627cm" svg:y1="4.565cm" svg:x2="6.756cm" svg:y2="4.565cm" svg:d="m2627 4565h4129">
          <text:p text:style-name="P5"><text:span text:style-name="T3">isa</text:span></text:p>
        </draw:connector>
        <draw:connector draw:name="asd" draw:style-name="gr19" draw:text-style-name="P6" draw:layer="layout" draw:type="curve" svg:x1="2.55cm" svg:y1="3.282cm" svg:x2="6.737cm" svg:y2="3.34cm" svg:d="m2550 3282c3141 0 1048 58 4187 58">
          <text:p text:style-name="P5"><text:span text:style-name="T3">meta isa</text:span></text:p>
        </draw:connector>
        <draw:connector draw:style-name="gr8" draw:text-style-name="P3" draw:layer="layout" draw:type="curve" draw:line-skew="-0.084cm" svg:x1="18.058cm" svg:y1="5.214cm" svg:x2="19.444cm" svg:y2="3.295cm" draw:start-shape="id2" draw:start-glue-point="4" draw:end-shape="id1" draw:end-glue-point="8" svg:d="m18058 5214c0-1567 1386-608 1386-1919">
          <text:p/>
        </draw:connector>
        <draw:connector draw:style-name="gr8" draw:text-style-name="P3" draw:layer="layout" draw:type="curve" svg:x1="25.035cm" svg:y1="18.782cm" svg:x2="27.133cm" svg:y2="16.836cm" draw:start-shape="id13" draw:start-glue-point="11" draw:end-shape="id19" draw:end-glue-point="9" svg:d="m25035 18782c0-1459 2098-487 2098-1946">
          <text:p/>
        </draw:connector>
        <draw:custom-shape draw:style-name="gr20" draw:text-style-name="P2" draw:id="id20" draw:layer="layout" svg:width="3.123cm" svg:height="0.857cm" svg:x="27.027cm" svg:y="34.081cm">
          <text:p text:style-name="P1"><text:span text:style-name="T1">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8.588cm" svg:y1="34.081cm" svg:x2="28.588cm" svg:y2="23.997cm" draw:start-shape="id20" draw:end-shape="id14" draw:end-glue-point="8" svg:d="m28588 34081v-10084">
          <text:p/>
        </draw:connector>
        <draw:connector draw:style-name="gr3" draw:text-style-name="P3" draw:layer="layout" draw:type="curve" svg:x1="27.483cm" svg:y1="34.205cm" svg:x2="24.159cm" svg:y2="32.811cm" draw:start-shape="id20" draw:start-glue-point="5" draw:end-shape="id18" draw:end-glue-point="8" svg:d="m27483 34205c0-1240-3324-544-3324-1394">
          <text:p/>
        </draw:connector>
        <draw:line draw:style-name="gr21" draw:text-style-name="P5" draw:layer="layout" svg:x1="9.246cm" svg:y1="4.166cm" svg:x2="34.646cm" svg:y2="4.166cm">
          <text:p/>
        </draw:line>
        <draw:line draw:style-name="gr21" draw:text-style-name="P5" draw:layer="layout" svg:x1="8.611cm" svg:y1="6.706cm" svg:x2="34.011cm" svg:y2="6.706cm">
          <text:p/>
        </draw:line>
        <draw:line draw:style-name="gr21" draw:text-style-name="P5" draw:layer="layout" svg:x1="9.278cm" svg:y1="8.866cm" svg:x2="34.678cm" svg:y2="8.866cm">
          <text:p/>
        </draw:line>
        <draw:line draw:style-name="gr21" draw:text-style-name="P5" draw:layer="layout" svg:x1="8.611cm" svg:y1="11.308cm" svg:x2="34.011cm" svg:y2="11.308cm">
          <text:p/>
        </draw:line>
        <draw:line draw:style-name="gr21" draw:text-style-name="P5" draw:layer="layout" svg:x1="-1.549cm" svg:y1="24.143cm" svg:x2="34.646cm" svg:y2="24.143cm">
          <text:p/>
        </draw:line>
        <draw:line draw:style-name="gr21" draw:text-style-name="P5" draw:layer="layout" svg:x1="-1.549cm" svg:y1="31.128cm" svg:x2="34.646cm" svg:y2="31.128cm">
          <text:p/>
        </draw:line>
        <draw:custom-shape draw:style-name="gr22" draw:text-style-name="P2" draw:id="id19" draw:layer="layout" svg:width="2.849cm" svg:height="0.857cm" svg:x="24.702cm" svg:y="16.105cm">
          <text:p text:style-name="P1"><text:span text:style-name="T1">Namespac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5.117cm" svg:y1="16.229cm" svg:x2="23.117cm" svg:y2="14.987cm" draw:start-shape="id19" draw:start-glue-point="5" svg:d="m25117 16229c0-1305-2000-684-2000-1242">
          <text:p/>
        </draw:connector>
        <draw:connector draw:style-name="gr8" draw:text-style-name="P3" draw:layer="layout" draw:type="curve" svg:x1="27.133cm" svg:y1="16.229cm" svg:x2="24.867cm" svg:y2="14.987cm" draw:start-shape="id19" draw:start-glue-point="11" svg:d="m27133 16229c0-1305-2266-684-2266-1242">
          <text:p/>
        </draw:connector>
        <draw:custom-shape draw:style-name="gr23" draw:text-style-name="P2" draw:id="id21" draw:layer="layout" svg:width="4.133cm" svg:height="0.857cm" svg:x="25.783cm" svg:y="18.675cm">
          <text:p text:style-name="P1"><text:span text:style-name="T1">NamespaceKeeper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6.386cm" svg:y1="18.799cm" svg:x2="25.117cm" svg:y2="16.836cm" draw:start-shape="id21" draw:start-glue-point="5" draw:end-shape="id19" draw:end-glue-point="7" svg:d="m26386 18799c0-1566-1269-585-1269-1963">
          <text:p/>
        </draw:connector>
        <draw:connector draw:style-name="gr8" draw:text-style-name="P3" draw:layer="layout" draw:type="curve" svg:x1="29.31cm" svg:y1="18.799cm" svg:x2="27.133cm" svg:y2="16.836cm" draw:start-shape="id21" draw:start-glue-point="11" draw:end-shape="id19" draw:end-glue-point="9" svg:d="m29310 18799c0-1566-2177-585-2177-1963">
          <text:p/>
        </draw:connector>
        <draw:custom-shape draw:style-name="gr24" draw:text-style-name="P2" draw:id="id22" draw:layer="layout" svg:width="4.391cm" svg:height="0.864cm" svg:x="30.836cm" svg:y="18.771cm">
          <text:p text:style-name="P1"><text:span text:style-name="T1">DependenciesGroup</text:span></text:p>
          <draw:enhanced-geometry svg:viewBox="0 0 21600 21600" draw:glue-points="10800 0 3160 3160 0 10800 3160 18440 10800 21600 18440 18440 21600 10800 18440 3160" draw:text-areas="3180 3180 18420 18420" draw:mirror-vertical="false" draw:mirror-horizontal="false" draw:type="flowchart-connector" draw:enhanced-path="U 10800 10800 10800 10800 0 23592960 Z N"/>
        </draw:custom-shape>
        <draw:connector draw:style-name="gr3" draw:text-style-name="P3" draw:layer="layout" draw:type="curve" svg:x1="31.477cm" svg:y1="18.896cm" svg:x2="25.117cm" svg:y2="16.836cm" draw:start-shape="id22" draw:start-glue-point="5" draw:end-shape="id19" draw:end-glue-point="7" svg:d="m31477 18896c0-1639-6360-610-6360-2060">
          <text:p/>
        </draw:connector>
        <draw:connector draw:style-name="gr8" draw:text-style-name="P3" draw:layer="layout" draw:type="curve" svg:x1="34.583cm" svg:y1="18.896cm" svg:x2="27.133cm" svg:y2="16.836cm" draw:start-shape="id22" draw:start-glue-point="11" draw:end-shape="id19" draw:end-glue-point="9" svg:d="m34583 18896c0-1639-7450-610-7450-20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justify" draw:textarea-vertical-align="bottom" draw:auto-grow-height="false" draw:fit-to-contour="false" fo:padding-top="0.254cm" fo:padding-bottom="0cm" fo:padding-left="0cm" fo:padding-right="0cm" draw:shadow="hidden" draw:shadow-offset-x="0.305cm" draw:shadow-offset-y="0.305cm" draw:shadow-color="#808080" draw:measure-vertical-align="above" draw:unit="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1-28T19:31:54</meta:creation-date>
    <dc:date>2009-02-19T13:17:06</dc:date>
    <meta:editing-cycles>37</meta:editing-cycles>
    <meta:editing-duration>PT25H22M58S</meta:editing-duration>
    <dc:creator>Samurai Jack</dc:creator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